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e2db" officeooo:paragraph-rsid="0017e2d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7e2db" officeooo:paragraph-rsid="0017e2db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.2.</text:p>
      <text:p text:style-name="P2"/>
      <text:p text:style-name="P2">Hay dos tipos de párrafos el normal y el p.verse. El normal tiene un tamaño de fuente de 12 puntos y un margen izquierdo de 15 puntos.</text:p>
      <text:p text:style-name="P2">El p.verse tiene un color marrón y un tamaño de margen izquierdo mucho mayor que el ant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58:01.594718271</meta:creation-date>
    <dc:date>2016-11-16T09:02:47.403254696</dc:date>
    <meta:editing-duration>PT4M47S</meta:editing-duration>
    <meta:editing-cycles>1</meta:editing-cycles>
    <meta:document-statistic meta:table-count="0" meta:image-count="0" meta:object-count="0" meta:page-count="1" meta:paragraph-count="3" meta:word-count="45" meta:character-count="232" meta:non-whitespace-character-count="190"/>
    <meta:generator>LibreOffice/5.1.4.2$Linux_X86_64 LibreOffice_project/10m0$Build-2</meta:generator>
  </office:meta>
</office:document-meta>
</file>